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4.249cm" style:rel-column-width="16383*"/>
    </style:style>
    <style:style style:name="t0.D" style:family="table-column">
      <style:table-column-properties style:column-width="4.251cm" style:rel-column-width="16386*"/>
    </style:style>
    <style:style style:name="t0.A1" style:family="table-cell">
      <style:table-cell-properties fo:padding="0.097cm" fo:border-left="none" fo:border-right="none" fo:border-top="none" fo:border-bottom="0.002cm solid #000000"/>
    </style:style>
    <style:style style:name="t0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0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0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0.4" style:family="table-row">
      <style:table-row-properties style:min-row-height="0.942cm"/>
    </style:style>
    <style:style style:name="t0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4.249cm" style:rel-column-width="16383*"/>
    </style:style>
    <style:style style:name="t1.D" style:family="table-column">
      <style:table-column-properties style:column-width="4.251cm" style:rel-column-width="16386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1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1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.4" style:family="table-row">
      <style:table-row-properties style:min-row-height="0.942cm"/>
    </style:style>
    <style:style style:name="t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4.249cm" style:rel-column-width="16383*"/>
    </style:style>
    <style:style style:name="t2.D" style:family="table-column">
      <style:table-column-properties style:column-width="4.251cm" style:rel-column-width="16386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2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2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2.4" style:family="table-row">
      <style:table-row-properties style:min-row-height="0.942cm"/>
    </style:style>
    <style:style style:name="t2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4.249cm" style:rel-column-width="16383*"/>
    </style:style>
    <style:style style:name="t3.D" style:family="table-column">
      <style:table-column-properties style:column-width="4.251cm" style:rel-column-width="16386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3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3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3.4" style:family="table-row">
      <style:table-row-properties style:min-row-height="0.942cm"/>
    </style:style>
    <style:style style:name="t3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4.249cm" style:rel-column-width="16383*"/>
    </style:style>
    <style:style style:name="t4.D" style:family="table-column">
      <style:table-column-properties style:column-width="4.251cm" style:rel-column-width="16386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4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4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4.4" style:family="table-row">
      <style:table-row-properties style:min-row-height="0.942cm"/>
    </style:style>
    <style:style style:name="t4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4.249cm" style:rel-column-width="16383*"/>
    </style:style>
    <style:style style:name="t5.D" style:family="table-column">
      <style:table-column-properties style:column-width="4.251cm" style:rel-column-width="16386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5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5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5.4" style:family="table-row">
      <style:table-row-properties style:min-row-height="0.942cm"/>
    </style:style>
    <style:style style:name="t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4.249cm" style:rel-column-width="16383*"/>
    </style:style>
    <style:style style:name="t6.D" style:family="table-column">
      <style:table-column-properties style:column-width="4.251cm" style:rel-column-width="16386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6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6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6.4" style:family="table-row">
      <style:table-row-properties style:min-row-height="0.942cm"/>
    </style:style>
    <style:style style:name="t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4.249cm" style:rel-column-width="16383*"/>
    </style:style>
    <style:style style:name="t7.D" style:family="table-column">
      <style:table-column-properties style:column-width="4.251cm" style:rel-column-width="16386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7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7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7.4" style:family="table-row">
      <style:table-row-properties style:min-row-height="0.942cm"/>
    </style:style>
    <style:style style:name="t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4.249cm" style:rel-column-width="16383*"/>
    </style:style>
    <style:style style:name="t8.D" style:family="table-column">
      <style:table-column-properties style:column-width="4.251cm" style:rel-column-width="16386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A2" style:family="table-cell">
      <style:table-cell-properties style:vertical-align="middle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middle" fo:padding="0.097cm" fo:border-left="0.035cm solid #000000" fo:border-right="none" fo:border-top="0.088cm solid #000000" fo:border-bottom="0.035cm solid #000000"/>
    </style:style>
    <style:style style:name="t8.C2" style:family="table-cell">
      <style:table-cell-properties style:vertical-align="middle" fo:padding="0.097cm" fo:border-left="0.035cm solid #000000" fo:border-right="0.088cm solid #000000" fo:border-top="0.088cm solid #000000" fo:border-bottom="0.035cm solid #000000"/>
    </style:style>
    <style:style style:name="t8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D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8.4" style:family="table-row">
      <style:table-row-properties style:min-row-height="0.942cm"/>
    </style:style>
    <style:style style:name="t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2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3.851cm" style:rel-column-width="14843*"/>
    </style:style>
    <style:style style:name="t9.B" style:family="table-column">
      <style:table-column-properties style:column-width="1.815cm" style:rel-column-width="6996*"/>
    </style:style>
    <style:style style:name="t9.C" style:family="table-column">
      <style:table-column-properties style:column-width="2.835cm" style:rel-column-width="10927*"/>
    </style:style>
    <style:style style:name="t9.D" style:family="table-column">
      <style:table-column-properties style:column-width="2.833cm" style:rel-column-width="10920*"/>
    </style:style>
    <style:style style:name="t9.F" style:family="table-column">
      <style:table-column-properties style:column-width="2.835cm" style:rel-column-width="10929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0.942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cm" table:align="margins" style:may-break-between-rows="false" style:writing-mode="lr-tb"/>
    </style:style>
    <style:style style:name="t10.A" style:family="table-column">
      <style:table-column-properties style:column-width="3.851cm" style:rel-column-width="14843*"/>
    </style:style>
    <style:style style:name="t10.B" style:family="table-column">
      <style:table-column-properties style:column-width="1.815cm" style:rel-column-width="6996*"/>
    </style:style>
    <style:style style:name="t10.C" style:family="table-column">
      <style:table-column-properties style:column-width="2.835cm" style:rel-column-width="10927*"/>
    </style:style>
    <style:style style:name="t10.D" style:family="table-column">
      <style:table-column-properties style:column-width="2.833cm" style:rel-column-width="10920*"/>
    </style:style>
    <style:style style:name="t10.F" style:family="table-column">
      <style:table-column-properties style:column-width="2.835cm" style:rel-column-width="10929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8" style:family="table-row">
      <style:table-row-properties style:min-row-height="0.942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4.249cm" style:rel-column-width="16383*"/>
    </style:style>
    <style:style style:name="t11.D" style:family="table-column">
      <style:table-column-properties style:column-width="4.251cm" style:rel-column-width="16386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1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1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1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1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1.7" style:family="table-row">
      <style:table-row-properties style:min-row-height="0.942cm"/>
    </style:style>
    <style:style style:name="t11.A7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4.249cm" style:rel-column-width="16383*"/>
    </style:style>
    <style:style style:name="t12.D" style:family="table-column">
      <style:table-column-properties style:column-width="4.251cm" style:rel-column-width="16386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2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2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2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2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2.7" style:family="table-row">
      <style:table-row-properties style:min-row-height="0.942cm"/>
    </style:style>
    <style:style style:name="t12.A7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4.249cm" style:rel-column-width="16383*"/>
    </style:style>
    <style:style style:name="t13.D" style:family="table-column">
      <style:table-column-properties style:column-width="4.251cm" style:rel-column-width="16386*"/>
    </style:style>
    <style:style style:name="t13.A1" style:family="table-cell">
      <style:table-cell-properties fo:padding="0.097cm" fo:border-left="none" fo:border-right="none" fo:border-top="none" fo:border-bottom="0.002cm solid #000000"/>
    </style:style>
    <style:style style:name="t13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3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3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3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3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3.9" style:family="table-row">
      <style:table-row-properties style:min-row-height="0.942cm"/>
    </style:style>
    <style:style style:name="t13.A9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4.249cm" style:rel-column-width="16383*"/>
    </style:style>
    <style:style style:name="t14.D" style:family="table-column">
      <style:table-column-properties style:column-width="4.251cm" style:rel-column-width="16386*"/>
    </style:style>
    <style:style style:name="t14.A1" style:family="table-cell">
      <style:table-cell-properties fo:padding="0.097cm" fo:border-left="none" fo:border-right="none" fo:border-top="none" fo:border-bottom="0.002cm solid #000000"/>
    </style:style>
    <style:style style:name="t14.A2" style:family="table-cell">
      <style:table-cell-properties fo:background-color="transparent" fo:padding="0.097cm" fo:border-left="0.088cm solid #000000" fo:border-right="0.035cm solid #000000" fo:border-top="0.088cm solid #000000" fo:border-bottom="0.035cm solid #000000">
        <style:background-image/>
      </style:table-cell-properties>
    </style:style>
    <style:style style:name="t14.B2" style:family="table-cell">
      <style:table-cell-properties fo:background-color="transparent" fo:padding="0.097cm" fo:border-left="0.035cm solid #000000" fo:border-right="none" fo:border-top="0.088cm solid #000000" fo:border-bottom="0.035cm solid #000000">
        <style:background-image/>
      </style:table-cell-properties>
    </style:style>
    <style:style style:name="t14.C2" style:family="table-cell">
      <style:table-cell-properties fo:background-color="transparent" fo:padding="0.097cm" fo:border-left="0.035cm solid #000000" fo:border-right="0.088cm solid #000000" fo:border-top="0.088cm solid #000000" fo:border-bottom="0.035cm solid #000000">
        <style:background-image/>
      </style:table-cell-properties>
    </style:style>
    <style:style style:name="t14.C3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4.D3" style:family="table-cell">
      <style:table-cell-properties fo:background-color="transparent" fo:padding="0.097cm" fo:border-left="0.035cm solid #000000" fo:border-right="0.088cm solid #000000" fo:border-top="none" fo:border-bottom="0.035cm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97cm" fo:border-left="0.035cm solid #000000" fo:border-right="0.088cm solid #000000" fo:border-top="none" fo:border-bottom="0.088cm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97cm" fo:border-left="0.088cm solid #000000" fo:border-right="0.035cm solid #000000" fo:border-top="none" fo:border-bottom="0.035cm solid #000000">
        <style:background-image/>
      </style:table-cell-properties>
    </style:style>
    <style:style style:name="t14.8" style:family="table-row">
      <style:table-row-properties style:min-row-height="0.942cm"/>
    </style:style>
    <style:style style:name="t14.A8" style:family="table-cell">
      <style:table-cell-properties style:vertical-align="middle" fo:background-color="transparent" fo:padding="0.097cm" fo:border-left="0.088cm solid #000000" fo:border-right="0.035cm solid #000000" fo:border-top="none" fo:border-bottom="0.088cm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97cm" fo:border-left="0.035cm solid #000000" fo:border-right="none" fo:border-top="none" fo:border-bottom="0.088cm solid #000000">
        <style:background-image/>
      </style:table-cell-properties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4.249cm" style:rel-column-width="16383*"/>
    </style:style>
    <style:style style:name="t15.D" style:family="table-column">
      <style:table-column-properties style:column-width="4.251cm" style:rel-column-width="16386*"/>
    </style:style>
    <style:style style:name="t15.A1" style:family="table-cell">
      <style:table-cell-properties fo:padding="0.097cm" fo:border-left="none" fo:border-right="none" fo:border-top="none" fo:border-bottom="0.002cm solid #000000"/>
    </style:style>
    <style:style style:name="t15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5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5.C3" style:family="table-cell">
      <style:table-cell-properties fo:padding="0.097cm" fo:border-left="0.035cm solid #000000" fo:border-right="none" fo:border-top="none" fo:border-bottom="0.035cm solid #000000"/>
    </style:style>
    <style:style style:name="t15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5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8" style:family="table-row">
      <style:table-row-properties style:min-row-height="0.942cm"/>
    </style:style>
    <style:style style:name="t15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4.249cm" style:rel-column-width="16383*"/>
    </style:style>
    <style:style style:name="t16.D" style:family="table-column">
      <style:table-column-properties style:column-width="4.251cm" style:rel-column-width="16386*"/>
    </style:style>
    <style:style style:name="t16.A1" style:family="table-cell">
      <style:table-cell-properties fo:padding="0.097cm" fo:border-left="none" fo:border-right="none" fo:border-top="none" fo:border-bottom="0.002cm solid #000000"/>
    </style:style>
    <style:style style:name="t16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6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6.C3" style:family="table-cell">
      <style:table-cell-properties fo:padding="0.097cm" fo:border-left="0.035cm solid #000000" fo:border-right="none" fo:border-top="none" fo:border-bottom="0.035cm solid #000000"/>
    </style:style>
    <style:style style:name="t16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6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8" style:family="table-row">
      <style:table-row-properties style:min-row-height="0.942cm"/>
    </style:style>
    <style:style style:name="t16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4.249cm" style:rel-column-width="16383*"/>
    </style:style>
    <style:style style:name="t17.D" style:family="table-column">
      <style:table-column-properties style:column-width="4.251cm" style:rel-column-width="16386*"/>
    </style:style>
    <style:style style:name="t17.A1" style:family="table-cell">
      <style:table-cell-properties fo:padding="0.097cm" fo:border-left="none" fo:border-right="none" fo:border-top="none" fo:border-bottom="0.002cm solid #000000"/>
    </style:style>
    <style:style style:name="t17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7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7.C3" style:family="table-cell">
      <style:table-cell-properties fo:padding="0.097cm" fo:border-left="0.035cm solid #000000" fo:border-right="none" fo:border-top="none" fo:border-bottom="0.035cm solid #000000"/>
    </style:style>
    <style:style style:name="t17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7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7" style:family="table-row">
      <style:table-row-properties style:min-row-height="0.942cm"/>
    </style:style>
    <style:style style:name="t17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4.249cm" style:rel-column-width="16383*"/>
    </style:style>
    <style:style style:name="t18.D" style:family="table-column">
      <style:table-column-properties style:column-width="4.251cm" style:rel-column-width="16386*"/>
    </style:style>
    <style:style style:name="t18.A1" style:family="table-cell">
      <style:table-cell-properties fo:padding="0.097cm" fo:border-left="none" fo:border-right="none" fo:border-top="none" fo:border-bottom="0.002cm solid #000000"/>
    </style:style>
    <style:style style:name="t18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8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8.C3" style:family="table-cell">
      <style:table-cell-properties fo:padding="0.097cm" fo:border-left="0.035cm solid #000000" fo:border-right="none" fo:border-top="none" fo:border-bottom="0.035cm solid #000000"/>
    </style:style>
    <style:style style:name="t18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8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7" style:family="table-row">
      <style:table-row-properties style:min-row-height="0.942cm"/>
    </style:style>
    <style:style style:name="t18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4.249cm" style:rel-column-width="16383*"/>
    </style:style>
    <style:style style:name="t19.D" style:family="table-column">
      <style:table-column-properties style:column-width="4.251cm" style:rel-column-width="16386*"/>
    </style:style>
    <style:style style:name="t19.A1" style:family="table-cell">
      <style:table-cell-properties fo:padding="0.097cm" fo:border-left="none" fo:border-right="none" fo:border-top="none" fo:border-bottom="0.002cm solid #000000"/>
    </style:style>
    <style:style style:name="t1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9.C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9.C3" style:family="table-cell">
      <style:table-cell-properties fo:padding="0.097cm" fo:border-left="0.035cm solid #000000" fo:border-right="none" fo:border-top="none" fo:border-bottom="0.035cm solid #000000"/>
    </style:style>
    <style:style style:name="t19.D3" style:family="table-cell">
      <style:table-cell-properties fo:padding="0.097cm" fo:border-left="0.035cm solid #000000" fo:border-right="0.088cm solid #000000" fo:border-top="none" fo:border-bottom="0.035cm solid #000000"/>
    </style:style>
    <style:style style:name="t19.A4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D4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8" style:family="table-row">
      <style:table-row-properties style:min-row-height="0.942cm"/>
    </style:style>
    <style:style style:name="t19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>
      <style:paragraph-properties style:snap-to-layout-grid="false"/>
      <style:text-properties fo:color="#800000"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loext:contextual-spacing="false" fo:margin-left="0cm" fo:margin-right="1.625cm" fo:text-indent="0cm" style:auto-text-indent="false"/>
      <style:text-properties fo:color="#ffffff" style:font-name="Arial" fo:font-size="12pt" fo:language="ru" fo:country="RU" style:text-underline-style="solid" style:text-underline-width="auto" style:text-underline-color="font-color" fo:font-weight="bold" style:font-size-asian="12pt" style:font-weight-asian="bold" style:font-size-complex="11pt" style:font-weight-complex="normal"/>
    </style:style>
    <style:style style:name="P14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5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1pt"/>
    </style:style>
    <style:style style:name="P20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1.173cm" fo:text-align="start" style:justify-single-word="false" fo:text-indent="0cm" style:auto-text-indent="false" fo:break-before="pag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28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loext:contextual-spacing="false" fo:margin-left="0cm" fo:margin-right="-0.191cm" fo:margin-top="0.106cm" fo:margin-bottom="0.106cm" fo:text-align="center" style:justify-single-word="false" fo:text-indent="0cm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font-name-asian="Symbol" style:font-name-complex="Symbo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ru" fo:country="RU"/>
    </style:style>
    <style:style style:name="T8" style:family="text">
      <style:text-properties style:text-underline-style="none"/>
    </style:style>
    <style:style style:name="T9" style:family="text">
      <style:text-properties style:text-position="super 58%"/>
    </style:style>
    <style:style style:name="T10" style:family="text">
      <style:text-properties style:font-name="Symbol" style:font-name-complex="Symbol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font-name-complex="Symbol"/>
    </style:style>
    <style:style style:name="T18" style:family="text">
      <style:text-properties style:font-name-asian="Symbol" style:font-name-complex="Symbol"/>
    </style:style>
    <style:style style:name="T19" style:family="text">
      <style:text-properties fo:font-style="italic" style:font-style-asian="italic" style:font-name-complex="Symbol" style:font-style-complex="italic"/>
    </style:style>
    <style:style style:name="T20" style:family="text">
      <style:text-properties style:font-name-complex="Tahom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0" table:style-name="t0">
        <table:table-column table:style-name="t0.A" table:number-columns-repeated="3"/>
        <table:table-column table:style-name="t0.D"/>
        <table:table-row>
          <table:table-cell table:style-name="t0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19">Мощность дозы в контрольной точке</text:p>
          </table:table-cell>
          <table:table-cell table:style-name="t0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C3" office:value-type="string">
            <text:p text:style-name="P2">$0-00</text:p>
          </table:table-cell>
          <table:table-cell table:style-name="t0.C3" office:value-type="string">
            <text:p text:style-name="P2">$0-10</text:p>
          </table:table-cell>
          <table:table-cell table:style-name="t0.D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C3" office:value-type="string">
            <text:p text:style-name="P2">$0-01</text:p>
          </table:table-cell>
          <table:table-cell table:style-name="t0.C3" office:value-type="string">
            <text:p text:style-name="P2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C3" office:value-type="string">
            <text:p text:style-name="P2">$0-02</text:p>
          </table:table-cell>
          <table:table-cell table:style-name="t0.C3" office:value-type="string">
            <text:p text:style-name="P2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C3" office:value-type="string">
            <text:p text:style-name="P2">$0-03</text:p>
          </table:table-cell>
          <table:table-cell table:style-name="t0.C3" office:value-type="string">
            <text:p text:style-name="P2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C3" office:value-type="string">
            <text:p text:style-name="P2">$0-04</text:p>
          </table:table-cell>
          <table:table-cell table:style-name="t0.C3" office:value-type="string">
            <text:p text:style-name="P2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C3" office:value-type="string">
            <text:p text:style-name="P2">$0-05</text:p>
          </table:table-cell>
          <table:table-cell table:style-name="t0.C3" office:value-type="string">
            <text:p text:style-name="P2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C3" office:value-type="string">
            <text:p text:style-name="P2">$0-06</text:p>
          </table:table-cell>
          <table:table-cell table:style-name="t0.C3" office:value-type="string">
            <text:p text:style-name="P2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2">$0-07</text:p>
          </table:table-cell>
          <table:table-cell table:style-name="t0.B11" office:value-type="string">
            <text:p text:style-name="P2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0<text:span text:style-name="T1">3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0">Мощность дозы в контрольной точке</text:p>
          </table:table-cell>
          <table:table-cell table:style-name="t1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3"><text:span text:style-name="T1">0,07</text:span> мкЗв/ч</text:p>
          </table:table-cell>
          <table:table-cell table:style-name="t1.C3" office:value-type="string">
            <text:p text:style-name="P2">$1-00</text:p>
          </table:table-cell>
          <table:table-cell table:style-name="t1.C3" office:value-type="string">
            <text:p text:style-name="P2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3">0,7 мкЗв/ч</text:p>
          </table:table-cell>
          <table:table-cell table:style-name="t1.C3" office:value-type="string">
            <text:p text:style-name="P2">$1-01</text:p>
          </table:table-cell>
          <table:table-cell table:style-name="t1.C3" office:value-type="string">
            <text:p text:style-name="P2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3">7 мкЗв/ч</text:p>
          </table:table-cell>
          <table:table-cell table:style-name="t1.C3" office:value-type="string">
            <text:p text:style-name="P2">$1-02</text:p>
          </table:table-cell>
          <table:table-cell table:style-name="t1.C3" office:value-type="string">
            <text:p text:style-name="P2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3">70 мкЗв/ч</text:p>
          </table:table-cell>
          <table:table-cell table:style-name="t1.C3" office:value-type="string">
            <text:p text:style-name="P2">$1-03</text:p>
          </table:table-cell>
          <table:table-cell table:style-name="t1.C3" office:value-type="string">
            <text:p text:style-name="P2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3"><text:span text:style-name="T7">240</text:span> <text:span text:style-name="T7">мкЗв</text:span>/ч</text:p>
          </table:table-cell>
          <table:table-cell table:style-name="t1.B8" office:value-type="string">
            <text:p text:style-name="P2">$1-04</text:p>
          </table:table-cell>
          <table:table-cell table:style-name="t1.B8" office:value-type="string">
            <text:p text:style-name="P2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4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1">Мощность дозы в контрольной точке</text:p>
          </table:table-cell>
          <table:table-cell table:style-name="t2.B2" table:number-rows-spanned="2" office:value-type="string">
            <text:p text:style-name="P12">Измерен<text:span text:style-name="T7">ая</text:span> мощности дозы в контрольной точке</text:p>
          </table:table-cell>
          <table:table-cell table:style-name="t2.C2" table:number-columns-spanned="2" office:value-type="string">
            <text:p text:style-name="P6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6">при поверке</text:p>
          </table:table-cell>
          <table:table-cell table:style-name="t2.D3" office:value-type="string">
            <text:p text:style-name="P6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6">0,7 мкЗв/ч</text:p>
          </table:table-cell>
          <table:table-cell table:style-name="t2.C3" office:value-type="string">
            <text:p text:style-name="P9">$2-00</text:p>
          </table:table-cell>
          <table:table-cell table:style-name="t2.C3" office:value-type="string">
            <text:p text:style-name="P9">$2-10</text:p>
          </table:table-cell>
          <table:table-cell table:style-name="t2.D4" table:number-rows-spanned="8" office:value-type="string">
            <text:p text:style-name="P6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6">7 мкЗв/ч</text:p>
          </table:table-cell>
          <table:table-cell table:style-name="t2.C3" office:value-type="string">
            <text:p text:style-name="P9">$2-01</text:p>
          </table:table-cell>
          <table:table-cell table:style-name="t2.C3" office:value-type="string">
            <text:p text:style-name="P9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кЗв/ч</text:p>
          </table:table-cell>
          <table:table-cell table:style-name="t2.C3" office:value-type="string">
            <text:p text:style-name="P9">$2-02</text:p>
          </table:table-cell>
          <table:table-cell table:style-name="t2.C3" office:value-type="string">
            <text:p text:style-name="P9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6">0.7 мЗв/ч</text:p>
          </table:table-cell>
          <table:table-cell table:style-name="t2.C3" office:value-type="string">
            <text:p text:style-name="P9">$2-03</text:p>
          </table:table-cell>
          <table:table-cell table:style-name="t2.C3" office:value-type="string">
            <text:p text:style-name="P9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6">7,0 мЗв/ч</text:p>
          </table:table-cell>
          <table:table-cell table:style-name="t2.C3" office:value-type="string">
            <text:p text:style-name="P9">$2-04</text:p>
          </table:table-cell>
          <table:table-cell table:style-name="t2.C3" office:value-type="string">
            <text:p text:style-name="P9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6">70 мЗв/ч</text:p>
          </table:table-cell>
          <table:table-cell table:style-name="t2.C3" office:value-type="string">
            <text:p text:style-name="P9">$2-05</text:p>
          </table:table-cell>
          <table:table-cell table:style-name="t2.C3" office:value-type="string">
            <text:p text:style-name="P9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6">0,7 Зв/ч</text:p>
          </table:table-cell>
          <table:table-cell table:style-name="t2.C3" office:value-type="string">
            <text:p text:style-name="P9">$2-06</text:p>
          </table:table-cell>
          <table:table-cell table:style-name="t2.C3" office:value-type="string">
            <text:p text:style-name="P9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6">7,<text:span text:style-name="T1">0</text:span> Зв/ч</text:p>
          </table:table-cell>
          <table:table-cell table:style-name="t2.B11" office:value-type="string">
            <text:p text:style-name="P9">$2-07</text:p>
          </table:table-cell>
          <table:table-cell table:style-name="t2.B11" office:value-type="string">
            <text:p text:style-name="P9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0<text:span text:style-name="T1">5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0">Мощность дозы в контрольной точке</text:p>
          </table:table-cell>
          <table:table-cell table:style-name="t3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3"><text:span text:style-name="T1">0,07</text:span> мкЗв/ч</text:p>
          </table:table-cell>
          <table:table-cell table:style-name="t3.C3" office:value-type="string">
            <text:p text:style-name="P2">$3-00</text:p>
          </table:table-cell>
          <table:table-cell table:style-name="t3.C3" office:value-type="string">
            <text:p text:style-name="P2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3">0,7 мкЗв/ч</text:p>
          </table:table-cell>
          <table:table-cell table:style-name="t3.C3" office:value-type="string">
            <text:p text:style-name="P2">$3-01</text:p>
          </table:table-cell>
          <table:table-cell table:style-name="t3.C3" office:value-type="string">
            <text:p text:style-name="P2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3">7 мкЗв/ч</text:p>
          </table:table-cell>
          <table:table-cell table:style-name="t3.C3" office:value-type="string">
            <text:p text:style-name="P2">$3-02</text:p>
          </table:table-cell>
          <table:table-cell table:style-name="t3.C3" office:value-type="string">
            <text:p text:style-name="P2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3">70 мкЗв/ч</text:p>
          </table:table-cell>
          <table:table-cell table:style-name="t3.B7" office:value-type="string">
            <text:p text:style-name="P2">$3-03</text:p>
          </table:table-cell>
          <table:table-cell table:style-name="t3.B7" office:value-type="string">
            <text:p text:style-name="P2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ext:soft-page-break/>
        <table:table-row>
          <table:table-cell table:style-name="t4.A1" table:number-columns-spanned="4" office:value-type="string">
            <text:p text:style-name="P15"/>
            <text:p text:style-name="P15">Проверка основной относительной погрешности измерения мощности дозы с блоком БДКГ-<text:span text:style-name="T1">11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0">Мощность дозы в контрольной точке</text:p>
          </table:table-cell>
          <table:table-cell table:style-name="t4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3"><text:span text:style-name="T1">0,07</text:span> мкЗв/ч</text:p>
          </table:table-cell>
          <table:table-cell table:style-name="t4.C3" office:value-type="string">
            <text:p text:style-name="P2">$4-00</text:p>
          </table:table-cell>
          <table:table-cell table:style-name="t4.C3" office:value-type="string">
            <text:p text:style-name="P2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3">0,7 мкЗв/ч</text:p>
          </table:table-cell>
          <table:table-cell table:style-name="t4.C3" office:value-type="string">
            <text:p text:style-name="P2">$4-01</text:p>
          </table:table-cell>
          <table:table-cell table:style-name="t4.C3" office:value-type="string">
            <text:p text:style-name="P2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3">7 мкЗв/ч</text:p>
          </table:table-cell>
          <table:table-cell table:style-name="t4.C3" office:value-type="string">
            <text:p text:style-name="P2">$4-02</text:p>
          </table:table-cell>
          <table:table-cell table:style-name="t4.C3" office:value-type="string">
            <text:p text:style-name="P2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3">70 мкЗв/ч</text:p>
          </table:table-cell>
          <table:table-cell table:style-name="t4.B7" office:value-type="string">
            <text:p text:style-name="P2">$4-03</text:p>
          </table:table-cell>
          <table:table-cell table:style-name="t4.B7" office:value-type="string">
            <text:p text:style-name="P2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able:table-row>
          <table:table-cell table:style-name="t5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<text:span text:style-name="T1">17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0">Мощность дозы в контрольной точке</text:p>
          </table:table-cell>
          <table:table-cell table:style-name="t5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3"><text:span text:style-name="T1">7,0</text:span> мЗв/ч</text:p>
          </table:table-cell>
          <table:table-cell table:style-name="t5.C3" office:value-type="string">
            <text:p text:style-name="P2">$5-00</text:p>
          </table:table-cell>
          <table:table-cell table:style-name="t5.C3" office:value-type="string">
            <text:p text:style-name="P2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3">7<text:span text:style-name="T1">0</text:span> мЗв/ч</text:p>
          </table:table-cell>
          <table:table-cell table:style-name="t5.C3" office:value-type="string">
            <text:p text:style-name="P2">$5-01</text:p>
          </table:table-cell>
          <table:table-cell table:style-name="t5.C3" office:value-type="string">
            <text:p text:style-name="P2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3"><text:span text:style-name="T1">0,</text:span>7 Зв/ч</text:p>
          </table:table-cell>
          <table:table-cell table:style-name="t5.C3" office:value-type="string">
            <text:p text:style-name="P2">$5-02</text:p>
          </table:table-cell>
          <table:table-cell table:style-name="t5.C3" office:value-type="string">
            <text:p text:style-name="P2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3">7 Зв/ч</text:p>
          </table:table-cell>
          <table:table-cell table:style-name="t5.C3" office:value-type="string">
            <text:p text:style-name="P2">$5-03</text:p>
          </table:table-cell>
          <table:table-cell table:style-name="t5.C3" office:value-type="string">
            <text:p text:style-name="P2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3"><text:span text:style-name="T1">30-70</text:span> Зв/ч</text:p>
          </table:table-cell>
          <table:table-cell table:style-name="t5.B8" office:value-type="string">
            <text:p text:style-name="P2">$5-04</text:p>
          </table:table-cell>
          <table:table-cell table:style-name="t5.B8" office:value-type="string">
            <text:p text:style-name="P2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ext:soft-page-break/>
        <table:table-row>
          <table:table-cell table:style-name="t6.A1" table:number-columns-spanned="4" office:value-type="string">
            <text:p text:style-name="P14"/>
            <text:p text:style-name="P14">Проверка основной относительной погрешности измерения мощности дозы с блоком БДКГ-<text:span text:style-name="T1">24</text:span>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0">Мощность дозы в контрольной точке</text:p>
          </table:table-cell>
          <table:table-cell table:style-name="t6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3">0,7 мкЗв/ч</text:p>
          </table:table-cell>
          <table:table-cell table:style-name="t6.C3" office:value-type="string">
            <text:p text:style-name="P2">$6-00</text:p>
          </table:table-cell>
          <table:table-cell table:style-name="t6.C3" office:value-type="string">
            <text:p text:style-name="P2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3">7 мкЗв/ч</text:p>
          </table:table-cell>
          <table:table-cell table:style-name="t6.C3" office:value-type="string">
            <text:p text:style-name="P2">$6-01</text:p>
          </table:table-cell>
          <table:table-cell table:style-name="t6.C3" office:value-type="string">
            <text:p text:style-name="P2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кЗв/ч</text:p>
          </table:table-cell>
          <table:table-cell table:style-name="t6.C3" office:value-type="string">
            <text:p text:style-name="P2">$6-02</text:p>
          </table:table-cell>
          <table:table-cell table:style-name="t6.C3" office:value-type="string">
            <text:p text:style-name="P2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3">0.7 мЗв/ч</text:p>
          </table:table-cell>
          <table:table-cell table:style-name="t6.C3" office:value-type="string">
            <text:p text:style-name="P2">$6-03</text:p>
          </table:table-cell>
          <table:table-cell table:style-name="t6.C3" office:value-type="string">
            <text:p text:style-name="P2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3">7,0 мЗв/ч</text:p>
          </table:table-cell>
          <table:table-cell table:style-name="t6.C3" office:value-type="string">
            <text:p text:style-name="P2">$6-04</text:p>
          </table:table-cell>
          <table:table-cell table:style-name="t6.C3" office:value-type="string">
            <text:p text:style-name="P2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3">70 мЗв/ч</text:p>
          </table:table-cell>
          <table:table-cell table:style-name="t6.C3" office:value-type="string">
            <text:p text:style-name="P2">$6-05</text:p>
          </table:table-cell>
          <table:table-cell table:style-name="t6.C3" office:value-type="string">
            <text:p text:style-name="P2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3">0,7 Зв/ч</text:p>
          </table:table-cell>
          <table:table-cell table:style-name="t6.B10" office:value-type="string">
            <text:p text:style-name="P2">$6-06</text:p>
          </table:table-cell>
          <table:table-cell table:style-name="t6.B10" office:value-type="string">
            <text:p text:style-name="P2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able:table-row>
          <table:table-cell table:style-name="t7.A1" table:number-columns-spanned="4" office:value-type="string">
            <text:p text:style-name="P16"/>
            <text:p text:style-name="P14">Проверка основной относительной погрешности измерения мощности дозы с блоком БДКГ-30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0">Мощность дозы в контрольной точке</text:p>
          </table:table-cell>
          <table:table-cell table:style-name="t7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3">0,<text:span text:style-name="T1">03</text:span> мк<text:span text:style-name="T7">Гр</text:span>/ч</text:p>
          </table:table-cell>
          <table:table-cell table:style-name="t7.C3" office:value-type="string">
            <text:p text:style-name="P2">$7-00</text:p>
          </table:table-cell>
          <table:table-cell table:style-name="t7.C3" office:value-type="string">
            <text:p text:style-name="P2">$7-10</text:p>
          </table:table-cell>
          <table:table-cell table:style-name="t7.D4" table:number-rows-spanned="7" office:value-type="string">
            <text:p text:style-name="P1">±<text:span text:style-name="T7">20</text:span></text:p>
          </table:table-cell>
        </table:table-row>
        <table:table-row table:style-name="t7.4">
          <table:table-cell table:style-name="t7.A4" office:value-type="string">
            <text:p text:style-name="P3">7 мк<text:span text:style-name="T7">Гр</text:span>/ч</text:p>
          </table:table-cell>
          <table:table-cell table:style-name="t7.C3" office:value-type="string">
            <text:p text:style-name="P2">$7-01</text:p>
          </table:table-cell>
          <table:table-cell table:style-name="t7.C3" office:value-type="string">
            <text:p text:style-name="P2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к<text:span text:style-name="T7">Гр</text:span>/ч</text:p>
          </table:table-cell>
          <table:table-cell table:style-name="t7.C3" office:value-type="string">
            <text:p text:style-name="P2">$7-02</text:p>
          </table:table-cell>
          <table:table-cell table:style-name="t7.C3" office:value-type="string">
            <text:p text:style-name="P2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3">0.7 м<text:span text:style-name="T7">Гр</text:span>/ч</text:p>
          </table:table-cell>
          <table:table-cell table:style-name="t7.C3" office:value-type="string">
            <text:p text:style-name="P2">$7-03</text:p>
          </table:table-cell>
          <table:table-cell table:style-name="t7.C3" office:value-type="string">
            <text:p text:style-name="P2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3">7,0 м<text:span text:style-name="T7">Гр</text:span>/ч</text:p>
          </table:table-cell>
          <table:table-cell table:style-name="t7.C3" office:value-type="string">
            <text:p text:style-name="P2">$7-04</text:p>
          </table:table-cell>
          <table:table-cell table:style-name="t7.C3" office:value-type="string">
            <text:p text:style-name="P2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3">70 м<text:span text:style-name="T7">Гр</text:span>/ч</text:p>
          </table:table-cell>
          <table:table-cell table:style-name="t7.C3" office:value-type="string">
            <text:p text:style-name="P2">$7-05</text:p>
          </table:table-cell>
          <table:table-cell table:style-name="t7.C3" office:value-type="string">
            <text:p text:style-name="P2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3">0,7 <text:span text:style-name="T7">Гр</text:span>/ч</text:p>
          </table:table-cell>
          <table:table-cell table:style-name="t7.B10" office:value-type="string">
            <text:p text:style-name="P2">$7-06</text:p>
          </table:table-cell>
          <table:table-cell table:style-name="t7.B10" office:value-type="string">
            <text:p text:style-name="P2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ext:soft-page-break/>
        <table:table-row>
          <table:table-cell table:style-name="t8.A1" table:number-columns-spanned="4" office:value-type="string">
            <text:p text:style-name="P14">Проверка основной относительной погрешности измерения мощности дозы с блоком БДКГ-3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0">Мощность дозы в контрольной точке</text:p>
          </table:table-cell>
          <table:table-cell table:style-name="t8.B2" table:number-rows-spanned="2" office:value-type="string">
            <text:p text:style-name="P11">Измерен<text:span text:style-name="T7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3"><text:span text:style-name="T7">0,07</text:span> мкЗв/ч</text:p>
          </table:table-cell>
          <table:table-cell table:style-name="t8.C3" office:value-type="string">
            <text:p text:style-name="P2">$8-00</text:p>
          </table:table-cell>
          <table:table-cell table:style-name="t8.C3" office:value-type="string">
            <text:p text:style-name="P2">$8-10</text:p>
          </table:table-cell>
          <table:table-cell table:style-name="t8.D4" table:number-rows-spanned="9" office:value-type="string">
            <text:p text:style-name="P1">±<text:span text:style-name="T7">20</text:span></text:p>
          </table:table-cell>
        </table:table-row>
        <table:table-row table:style-name="t8.4">
          <table:table-cell table:style-name="t8.A4" office:value-type="string">
            <text:p text:style-name="P3">0,7 мкЗв/ч</text:p>
          </table:table-cell>
          <table:table-cell table:style-name="t8.C3" office:value-type="string">
            <text:p text:style-name="P2">$8-01</text:p>
          </table:table-cell>
          <table:table-cell table:style-name="t8.C3" office:value-type="string">
            <text:p text:style-name="P2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3">7 мкЗв/ч</text:p>
          </table:table-cell>
          <table:table-cell table:style-name="t8.C3" office:value-type="string">
            <text:p text:style-name="P2">$8-02</text:p>
          </table:table-cell>
          <table:table-cell table:style-name="t8.C3" office:value-type="string">
            <text:p text:style-name="P2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кЗв/ч</text:p>
          </table:table-cell>
          <table:table-cell table:style-name="t8.C3" office:value-type="string">
            <text:p text:style-name="P2">$8-03</text:p>
          </table:table-cell>
          <table:table-cell table:style-name="t8.C3" office:value-type="string">
            <text:p text:style-name="P2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3">0.7 мЗв/ч</text:p>
          </table:table-cell>
          <table:table-cell table:style-name="t8.C3" office:value-type="string">
            <text:p text:style-name="P2">$8-04</text:p>
          </table:table-cell>
          <table:table-cell table:style-name="t8.C3" office:value-type="string">
            <text:p text:style-name="P2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3">7,0 мЗв/ч</text:p>
          </table:table-cell>
          <table:table-cell table:style-name="t8.C3" office:value-type="string">
            <text:p text:style-name="P2">$8-05</text:p>
          </table:table-cell>
          <table:table-cell table:style-name="t8.C3" office:value-type="string">
            <text:p text:style-name="P2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3">70 мЗв/ч</text:p>
          </table:table-cell>
          <table:table-cell table:style-name="t8.C3" office:value-type="string">
            <text:p text:style-name="P2">$8-06</text:p>
          </table:table-cell>
          <table:table-cell table:style-name="t8.C3" office:value-type="string">
            <text:p text:style-name="P2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3">0,<text:span text:style-name="T7">35</text:span> Зв/ч</text:p>
          </table:table-cell>
          <table:table-cell table:style-name="t8.C3" office:value-type="string">
            <text:p text:style-name="P2">$8-07</text:p>
          </table:table-cell>
          <table:table-cell table:style-name="t8.C3" office:value-type="string">
            <text:p text:style-name="P2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3"><text:span text:style-name="T7">0</text:span>,<text:span text:style-name="T7">5</text:span>Зв/ч</text:p>
          </table:table-cell>
          <table:table-cell table:style-name="t8.B12" office:value-type="string">
            <text:p text:style-name="P2">$8-0<text:span text:style-name="T7">8</text:span></text:p>
          </table:table-cell>
          <table:table-cell table:style-name="t8.B12" office:value-type="string">
            <text:p text:style-name="P2">$8-18</text:p>
          </table:table-cell>
          <table:covered-table-cell/>
        </table:table-row>
      </table:table>
      <text:p text:style-name="Standard"/>
      <text:p text:style-name="P13"/>
      <text:p text:style-name="Standard"/>
      <text:p text:style-name="Standard"/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1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6">Плотность потока <text:line-break/>в поверяемой точке <text:span text:style-name="T19"></text:span><text:span text:style-name="T16">0</text:span><text:span text:style-name="T14">i</text:span> ,<text:line-break/>с<text:span text:style-name="T9">-1</text:span>см<text:span text:style-name="T9">-2</text:span></text:p>
          </table:table-cell>
          <table:table-cell table:style-name="t9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9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600</text:p>
            <text:p text:style-name="P5"><text:span text:style-name="T5"></text:span><text:span text:style-name="T14">0i</text:span><text:span text:style-name="T1">=5,9</text:span></text:p>
            <text:p text:style-name="P22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600</text:p>
            <text:p text:style-name="P5"><text:span text:style-name="T5"></text:span><text:span text:style-name="T14">0i</text:span><text:span text:style-name="T1">=57,</text:span>0</text:p>
            <text:p text:style-name="P5">20-100</text:p>
          </table:table-cell>
          <table:table-cell table:style-name="t9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863</text:p>
            <text:p text:style-name="P30"><text:span text:style-name="T5"></text:span><text:span text:style-name="T14">0i</text:span><text:span text:style-name="T1">=235</text:span></text:p>
            <text:p text:style-name="P31">210<text:span text:style-name="T9">2</text:span> - 10<text:span text:style-name="T9">3</text:span></text:p>
          </table:table-cell>
          <table:table-cell table:style-name="t9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57</text:p>
            <text:p text:style-name="P30"><text:span text:style-name="T5"></text:span><text:span text:style-name="T14">0i</text:span><text:span text:style-name="T1">=1019</text:span></text:p>
            <text:p text:style-name="P31">210<text:span text:style-name="T9">3</text:span> - 10<text:span text:style-name="T9">4</text:span></text:p>
          </table:table-cell>
        </table:table-row>
        <table:table-row>
          <table:table-cell table:style-name="t9.A3" office:value-type="string">
            <text:p text:style-name="P7">Показания прибора в поверяемой точке</text:p>
            <text:p text:style-name="P4"><text:span text:style-name="T19"></text:span><text:span text:style-name="T16">0</text:span><text:span text:style-name="T14">i</text:span>, с<text:span text:style-name="T9">-1</text:span>см<text:span text:style-name="T9">-2</text:span></text:p>
            <text:p text:style-name="P4">ст, %</text:p>
          </table:table-cell>
          <table:table-cell table:style-name="t9.B3" office:value-type="string">
            <text:p text:style-name="P6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>
          <table:table-cell table:style-name="t9.A3" office:value-type="string">
            <text:p text:style-name="P7">Среднее значение показаний</text:p>
            <text:p text:style-name="P4"><text:span text:style-name="T19"></text:span><text:span text:style-name="T14">i</text:span>, с<text:span text:style-name="T9">-1</text:span>см<text:span text:style-name="T9">-2</text:span></text:p>
          </table:table-cell>
          <table:table-cell table:style-name="t9.B3" office:value-type="string">
            <text:p text:style-name="P9">$9-04</text:p>
          </table:table-cell>
          <table:table-cell table:style-name="t9.B3" office:value-type="string">
            <text:p text:style-name="P9">$9-00</text:p>
          </table:table-cell>
          <table:table-cell table:style-name="t9.B3" office:value-type="string">
            <text:p text:style-name="P9">$9-01</text:p>
          </table:table-cell>
          <table:table-cell table:style-name="t9.B3" office:value-type="string">
            <text:p text:style-name="P9">$9-02</text:p>
          </table:table-cell>
          <table:table-cell table:style-name="t9.F3" office:value-type="string">
            <text:p text:style-name="P9">$9-03</text:p>
          </table:table-cell>
        </table:table-row>
        <table:table-row>
          <table:table-cell table:style-name="t9.A3" office:value-type="string">
            <text:p text:style-name="P7">Результат измерения плотности потока в поверяемой точке</text:p>
            <text:p text:style-name="P4"><text:span text:style-name="T19"></text:span><text:span text:style-name="T15">np</text:span><text:span text:style-name="T14">i</text:span>, <text:span text:style-name="T12">с</text:span><text:span text:style-name="T9">-1</text:span><text:span text:style-name="T12"></text:span><text:span text:style-name="T12">см</text:span><text:span text:style-name="T9">-2</text:span></text:p>
          </table:table-cell>
          <table:table-cell table:style-name="t9.B3" office:value-type="string">
            <text:p text:style-name="P6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>
          <table:table-cell table:style-name="t9.A3" office:value-type="string">
            <text:p text:style-name="P7">Основная относительная погрешность измерения, <text:span text:style-name="T20">Δ</text:span><text:span text:style-name="T6">i</text:span>%</text:p>
          </table:table-cell>
          <table:table-cell table:style-name="t9.B3" office:value-type="string">
            <text:p text:style-name="P6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>
          <table:table-cell table:style-name="t9.A3" office:value-type="string">
            <text:p text:style-name="P7">Доверительная граница основной относительной погрешности <text:span text:style-name="T20">Δ</text:span><text:span text:style-name="T6">i</text:span>, %</text:p>
          </table:table-cell>
          <table:table-cell table:style-name="t9.B3" office:value-type="string">
            <text:p text:style-name="P6"/>
            <text:p text:style-name="P5"/>
          </table:table-cell>
          <table:table-cell table:style-name="t9.C3">
            <text:p text:style-name="P9"/>
          </table:table-cell>
          <table:table-cell table:style-name="t9.C3">
            <text:p text:style-name="P9"/>
          </table:table-cell>
          <table:table-cell table:style-name="t9.B3" office:value-type="string">
            <text:p text:style-name="P18"/>
          </table:table-cell>
          <table:table-cell table:style-name="t9.F3" office:value-type="string">
            <text:p text:style-name="P18"/>
          </table:table-cell>
        </table:table-row>
        <table:table-row table:style-name="t9.8">
          <table:table-cell table:style-name="t9.A8" office:value-type="string">
            <text:p text:style-name="P7">Предел основной относительной погрешности <text:span text:style-name="T20">Δ,</text:span> %, <text:line-break/>не более</text:p>
          </table:table-cell>
          <table:table-cell table:style-name="t9.B8" office:value-type="string">
            <text:p text:style-name="P6"/>
          </table:table-cell>
          <table:table-cell table:style-name="t9.C8" table:number-columns-spanned="4" office:value-type="string">
            <text:p text:style-name="P6">±<text:span text:style-name="T7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ext:soft-page-break/>
        <table:table-row>
          <table:table-cell table:style-name="t10.A1" table:number-columns-spanned="6" office:value-type="string">
            <text:p text:style-name="P23">Проверка основной относительной погрешности измерения плотности </text:p>
            <text:p text:style-name="P24">потока нейтронного излучения с БДКН-0<text:span text:style-name="T1">3</text:span> № <text:span text:style-name="T1">1233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6">Плотность потока <text:line-break/>в поверяемой точке <text:span text:style-name="T19"></text:span><text:span text:style-name="T16">0</text:span><text:span text:style-name="T14">i</text:span> ,<text:line-break/>с<text:span text:style-name="T9">-1</text:span>см<text:span text:style-name="T9">-2</text:span></text:p>
          </table:table-cell>
          <table:table-cell table:style-name="t10.B2" office:value-type="string">
            <text:p text:style-name="P5">Фон</text:p>
            <text:p text:style-name="P5"><text:span text:style-name="T1">R=</text:span>2<text:span text:style-name="T1">,0</text:span>м</text:p>
          </table:table-cell>
          <table:table-cell table:style-name="t10.B2" office:value-type="string">
            <text:p text:style-name="P6">ИБН-<text:span text:style-name="T1">8-3</text:span></text:p>
            <text:p text:style-name="P5">№<text:span text:style-name="T1">027</text:span></text:p>
            <text:p text:style-name="P5"><text:span text:style-name="T1">R=2,0</text:span>м</text:p>
            <text:p text:style-name="P8">B(R)=0,866</text:p>
            <text:p text:style-name="P5"><text:span text:style-name="T5"></text:span><text:span text:style-name="T14">0i</text:span><text:span text:style-name="T1">=5,9</text:span></text:p>
            <text:p text:style-name="P22"><text:span text:style-name="T1">0</text:span>,<text:span text:style-name="T1">5</text:span>-1,<text:span text:style-name="T1">0</text:span></text:p>
          </table:table-cell>
          <table:table-cell table:style-name="t10.B2" office:value-type="string">
            <text:p text:style-name="P6">ИБН-<text:span text:style-name="T1">8-6</text:span></text:p>
            <text:p text:style-name="P5">№0<text:span text:style-name="T1">10</text:span></text:p>
            <text:p text:style-name="P5"><text:span text:style-name="T1">R=2,0</text:span>м</text:p>
            <text:p text:style-name="P8">B(R)=0,<text:span text:style-name="T7">866</text:span></text:p>
            <text:p text:style-name="P5"><text:span text:style-name="T5"></text:span><text:span text:style-name="T14">0i</text:span><text:span text:style-name="T1">=5</text:span><text:span text:style-name="T7">5</text:span><text:span text:style-name="T1">,</text:span>0</text:p>
            <text:p text:style-name="P5">20-100</text:p>
          </table:table-cell>
          <table:table-cell table:style-name="t10.B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1,0</text:span>м</text:p>
            <text:p text:style-name="P32">B(R)=0,<text:span text:style-name="T7">957</text:span></text:p>
            <text:p text:style-name="P30"><text:span text:style-name="T5"></text:span><text:span text:style-name="T14">0i</text:span><text:span text:style-name="T1">=23</text:span><text:span text:style-name="T7">1,6</text:span></text:p>
            <text:p text:style-name="P31">210<text:span text:style-name="T9">2</text:span> - 10<text:span text:style-name="T9">3</text:span></text:p>
          </table:table-cell>
          <table:table-cell table:style-name="t10.F2" office:value-type="string">
            <text:p text:style-name="P31">ИБН-8-6</text:p>
            <text:p text:style-name="P30"><text:span text:style-name="T1"><text:s text:c="3"/></text:span>№<text:span text:style-name="T1">010</text:span></text:p>
            <text:p text:style-name="P30"><text:span text:style-name="T1">R=0,5</text:span>м</text:p>
            <text:p text:style-name="P32">B(R)=0,9<text:span text:style-name="T7">91</text:span></text:p>
            <text:p text:style-name="P30"><text:span text:style-name="T5"></text:span><text:span text:style-name="T14">0i</text:span><text:span text:style-name="T1">=101</text:span><text:span text:style-name="T7">8,5</text:span></text:p>
            <text:p text:style-name="P31">210<text:span text:style-name="T9">3</text:span> - 10<text:span text:style-name="T9">4</text:span></text:p>
          </table:table-cell>
        </table:table-row>
        <table:table-row>
          <table:table-cell table:style-name="t10.A3" office:value-type="string">
            <text:p text:style-name="P7">Показания прибора в поверяемой точке</text:p>
            <text:p text:style-name="P4"><text:span text:style-name="T19"></text:span><text:span text:style-name="T16">0</text:span><text:span text:style-name="T14">i</text:span>, с<text:span text:style-name="T9">-1</text:span>см<text:span text:style-name="T9">-2</text:span></text:p>
            <text:p text:style-name="P4">ст, %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7">Среднее значение показаний</text:p>
            <text:p text:style-name="P4"><text:span text:style-name="T19"></text:span><text:span text:style-name="T14">i</text:span>, с<text:span text:style-name="T9">-1</text:span>см<text:span text:style-name="T9">-2</text:span></text:p>
          </table:table-cell>
          <table:table-cell table:style-name="t10.B3" office:value-type="string">
            <text:p text:style-name="P9">$<text:span text:style-name="T7">10</text:span>-04</text:p>
          </table:table-cell>
          <table:table-cell table:style-name="t10.B3" office:value-type="string">
            <text:p text:style-name="P9">$<text:span text:style-name="T7">10</text:span>-00</text:p>
          </table:table-cell>
          <table:table-cell table:style-name="t10.B3" office:value-type="string">
            <text:p text:style-name="P9">$<text:span text:style-name="T7">10</text:span>-01</text:p>
          </table:table-cell>
          <table:table-cell table:style-name="t10.B3" office:value-type="string">
            <text:p text:style-name="P9">$<text:span text:style-name="T7">10</text:span>-02</text:p>
          </table:table-cell>
          <table:table-cell table:style-name="t10.F3" office:value-type="string">
            <text:p text:style-name="P9">$<text:span text:style-name="T7">10</text:span>-03</text:p>
          </table:table-cell>
        </table:table-row>
        <table:table-row>
          <table:table-cell table:style-name="t10.A3" office:value-type="string">
            <text:p text:style-name="P7">Результат измерения плотности потока в поверяемой точке</text:p>
            <text:p text:style-name="P4"><text:span text:style-name="T19"></text:span><text:span text:style-name="T15">np</text:span><text:span text:style-name="T14">i</text:span>, <text:span text:style-name="T12">с</text:span><text:span text:style-name="T9">-1</text:span><text:span text:style-name="T12">см</text:span><text:span text:style-name="T9">-2</text:span>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7">Основная относительная погрешность измерения, <text:span text:style-name="T20">Δ</text:span><text:span text:style-name="T6">i</text:span>%</text:p>
          </table:table-cell>
          <table:table-cell table:style-name="t10.B3" office:value-type="string">
            <text:p text:style-name="P6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20">Δ</text:span><text:span text:style-name="T6">i</text:span>, %</text:p>
          </table:table-cell>
          <table:table-cell table:style-name="t10.B3" office:value-type="string">
            <text:p text:style-name="P6"/>
            <text:p text:style-name="P5"/>
          </table:table-cell>
          <table:table-cell table:style-name="t10.C3">
            <text:p text:style-name="P9"/>
          </table:table-cell>
          <table:table-cell table:style-name="t10.C3">
            <text:p text:style-name="P9"/>
          </table:table-cell>
          <table:table-cell table:style-name="t10.B3" office:value-type="string">
            <text:p text:style-name="P18"/>
          </table:table-cell>
          <table:table-cell table:style-name="t10.F3" office:value-type="string">
            <text:p text:style-name="P18"/>
          </table:table-cell>
        </table:table-row>
        <table:table-row table:style-name="t10.8">
          <table:table-cell table:style-name="t10.A8" office:value-type="string">
            <text:p text:style-name="P7">Предел основной относительной погрешности <text:span text:style-name="T20">Δ,</text:span> %, <text:line-break/>не более</text:p>
          </table:table-cell>
          <table:table-cell table:style-name="t10.B8" office:value-type="string">
            <text:p text:style-name="P6"/>
          </table:table-cell>
          <table:table-cell table:style-name="t10.C8" table:number-columns-spanned="4" office:value-type="string">
            <text:p text:style-name="P6">±<text:span text:style-name="T7">20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1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1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27">78,3</text:p>
          </table:table-cell>
          <table:table-cell table:style-name="t11.B4" office:value-type="string">
            <text:p text:style-name="P2">$<text:span text:style-name="T7">11</text:span>-00</text:p>
          </table:table-cell>
          <table:table-cell table:style-name="t11.B4" office:value-type="string">
            <text:p text:style-name="P2">$<text:span text:style-name="T7">11</text:span>-10</text:p>
          </table:table-cell>
          <table:table-cell table:style-name="t11.D4" table:number-rows-spanned="4" office:value-type="string">
            <text:p text:style-name="P1"><text:span text:style-name="T11"></text:span>20</text:p>
          </table:table-cell>
        </table:table-row>
        <table:table-row>
          <table:table-cell table:style-name="t11.A4" office:value-type="float" office:value="743">
            <text:p text:style-name="P27">743</text:p>
          </table:table-cell>
          <table:table-cell table:style-name="t11.B4" office:value-type="string">
            <text:p text:style-name="P2">$<text:span text:style-name="T7">11</text:span>-01</text:p>
          </table:table-cell>
          <table:table-cell table:style-name="t11.B4" office:value-type="string">
            <text:p text:style-name="P2">$<text:span text:style-name="T7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27">6300</text:p>
          </table:table-cell>
          <table:table-cell table:style-name="t11.B4" office:value-type="string">
            <text:p text:style-name="P2">$<text:span text:style-name="T7">11</text:span>-02</text:p>
          </table:table-cell>
          <table:table-cell table:style-name="t11.B4" office:value-type="string">
            <text:p text:style-name="P2">$<text:span text:style-name="T7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27">62100</text:p>
          </table:table-cell>
          <table:table-cell table:style-name="t11.B7" office:value-type="string">
            <text:p text:style-name="P2">$<text:span text:style-name="T7">11</text:span>-03</text:p>
          </table:table-cell>
          <table:table-cell table:style-name="t11.B7" office:value-type="string">
            <text:p text:style-name="P2">$<text:span text:style-name="T7">11</text:span>-13</text:p>
          </table:table-cell>
          <table:covered-table-cell/>
        </table:table-row>
      </table:table>
      <text:p text:style-name="Standard"/>
      <text:p text:style-name="Standard"/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А-02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2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27">7<text:span text:style-name="T1">4</text:span>,<text:span text:style-name="T1">4</text:span></text:p>
          </table:table-cell>
          <table:table-cell table:style-name="t12.B4" office:value-type="string">
            <text:p text:style-name="P2">$<text:span text:style-name="T7">12</text:span>-00</text:p>
          </table:table-cell>
          <table:table-cell table:style-name="t12.B4" office:value-type="string">
            <text:p text:style-name="P2">$<text:span text:style-name="T7">12</text:span>-10</text:p>
          </table:table-cell>
          <table:table-cell table:style-name="t12.D4" table:number-rows-spanned="4" office:value-type="string">
            <text:p text:style-name="P1"><text:span text:style-name="T18"></text:span>20</text:p>
          </table:table-cell>
        </table:table-row>
        <table:table-row>
          <table:table-cell table:style-name="t12.A5" office:value-type="float" office:value="630">
            <text:p text:style-name="P29">630</text:p>
          </table:table-cell>
          <table:table-cell table:style-name="t12.B4" office:value-type="string">
            <text:p text:style-name="P2">$<text:span text:style-name="T7">12</text:span>-01</text:p>
          </table:table-cell>
          <table:table-cell table:style-name="t12.B4" office:value-type="string">
            <text:p text:style-name="P2">$<text:span text:style-name="T7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29">5140</text:p>
          </table:table-cell>
          <table:table-cell table:style-name="t12.B4" office:value-type="string">
            <text:p text:style-name="P2">$<text:span text:style-name="T7">12</text:span>-02</text:p>
          </table:table-cell>
          <table:table-cell table:style-name="t12.B4" office:value-type="string">
            <text:p text:style-name="P2">$<text:span text:style-name="T7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29">35600</text:p>
          </table:table-cell>
          <table:table-cell table:style-name="t12.B7" office:value-type="string">
            <text:p text:style-name="P2">$<text:span text:style-name="T7">12</text:span>-03</text:p>
          </table:table-cell>
          <table:table-cell table:style-name="t12.B7" office:value-type="string">
            <text:p text:style-name="P2">$<text:span text:style-name="T7">12</text:span>-13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13" table:style-name="t13">
        <table:table-column table:style-name="t13.A" table:number-columns-repeated="3"/>
        <table:table-column table:style-name="t13.D"/>
        <text:soft-page-break/>
        <table:table-row>
          <table:table-cell table:style-name="t13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1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3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29">102</text:p>
          </table:table-cell>
          <table:table-cell table:style-name="t13.B4" office:value-type="string">
            <text:p text:style-name="P2">$<text:span text:style-name="T7">13</text:span>-00</text:p>
          </table:table-cell>
          <table:table-cell table:style-name="t13.B4" office:value-type="string">
            <text:p text:style-name="P2">$<text:span text:style-name="T7">13</text:span>-10</text:p>
          </table:table-cell>
          <table:table-cell table:style-name="t13.D4" table:number-rows-spanned="6" office:value-type="string">
            <text:p text:style-name="P1"><text:span text:style-name="T11"></text:span>20</text:p>
          </table:table-cell>
        </table:table-row>
        <table:table-row>
          <table:table-cell table:style-name="t13.A4" office:value-type="float" office:value="236">
            <text:p text:style-name="P29">236</text:p>
          </table:table-cell>
          <table:table-cell table:style-name="t13.B4" office:value-type="string">
            <text:p text:style-name="P2">$<text:span text:style-name="T7">13</text:span>-01</text:p>
          </table:table-cell>
          <table:table-cell table:style-name="t13.B4" office:value-type="string">
            <text:p text:style-name="P2">$<text:span text:style-name="T7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29">6080</text:p>
          </table:table-cell>
          <table:table-cell table:style-name="t13.B4" office:value-type="string">
            <text:p text:style-name="P2">$<text:span text:style-name="T7">13</text:span>-02</text:p>
          </table:table-cell>
          <table:table-cell table:style-name="t13.B4" office:value-type="string">
            <text:p text:style-name="P2">$<text:span text:style-name="T7">13</text:span>-12</text:p>
          </table:table-cell>
          <table:covered-table-cell/>
        </table:table-row>
        <table:table-row>
          <table:table-cell table:style-name="t13.A7" office:value-type="string">
            <text:p text:style-name="P29"><text:span text:style-name="T7">5</text:span>3500</text:p>
          </table:table-cell>
          <table:table-cell table:style-name="t13.B4" office:value-type="string">
            <text:p text:style-name="P2">$<text:span text:style-name="T7">13</text:span>-0<text:span text:style-name="T7">3</text:span></text:p>
          </table:table-cell>
          <table:table-cell table:style-name="t13.B4" office:value-type="string">
            <text:p text:style-name="P2">$<text:span text:style-name="T7">13</text:span>-1<text:span text:style-name="T7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29">154300</text:p>
          </table:table-cell>
          <table:table-cell table:style-name="t13.B4" office:value-type="string">
            <text:p text:style-name="P2">$<text:span text:style-name="T7">13</text:span>-0<text:span text:style-name="T7">4</text:span></text:p>
          </table:table-cell>
          <table:table-cell table:style-name="t13.B4" office:value-type="string">
            <text:p text:style-name="P2">$<text:span text:style-name="T7">13</text:span>-1<text:span text:style-name="T7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29">383600</text:p>
          </table:table-cell>
          <table:table-cell table:style-name="t13.B9" office:value-type="string">
            <text:p text:style-name="P2">$<text:span text:style-name="T7">13</text:span>-0<text:span text:style-name="T7">5</text:span></text:p>
          </table:table-cell>
          <table:table-cell table:style-name="t13.B9" office:value-type="string">
            <text:p text:style-name="P2">$<text:span text:style-name="T7">13</text:span>-1<text:span text:style-name="T7">5</text:span></text:p>
          </table:table-cell>
          <table:covered-table-cell/>
        </table:table-row>
      </table:table>
      <text:p text:style-name="Standard"/>
      <text:p text:style-name="Standard"/>
      <table:table table:name="t14" table:style-name="t14">
        <table:table-column table:style-name="t14.A" table:number-columns-repeated="3"/>
        <table:table-column table:style-name="t14.D"/>
        <table:table-row>
          <table:table-cell table:style-name="t14.A1" table:number-columns-spanned="4" office:value-type="string">
            <text:p text:style-name="P25">Определение основной относительной погрешности измерения плотности потока <text:s/>с блоком БДПБ-02 зав. №<text:span text:style-name="T8"> </text:span><text:span text:style-name="T3">16687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4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27"><text:span text:style-name="T1">14</text:span>,2</text:p>
          </table:table-cell>
          <table:table-cell table:style-name="t14.B4" office:value-type="string">
            <text:p text:style-name="P2">$<text:span text:style-name="T7">14</text:span>-00</text:p>
          </table:table-cell>
          <table:table-cell table:style-name="t14.B4" office:value-type="string">
            <text:p text:style-name="P2">$<text:span text:style-name="T7">14</text:span>-10</text:p>
          </table:table-cell>
          <table:table-cell table:style-name="t14.D4" table:number-rows-spanned="5" office:value-type="string">
            <text:p text:style-name="P1"><text:span text:style-name="T11"></text:span>20</text:p>
          </table:table-cell>
        </table:table-row>
        <table:table-row>
          <table:table-cell table:style-name="t14.A5" office:value-type="float" office:value="74.4">
            <text:p text:style-name="P27">74,4</text:p>
          </table:table-cell>
          <table:table-cell table:style-name="t14.B4" office:value-type="string">
            <text:p text:style-name="P2">$<text:span text:style-name="T7">14</text:span>-01</text:p>
          </table:table-cell>
          <table:table-cell table:style-name="t14.B4" office:value-type="string">
            <text:p text:style-name="P2">$<text:span text:style-name="T7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29">514</text:p>
          </table:table-cell>
          <table:table-cell table:style-name="t14.B4" office:value-type="string">
            <text:p text:style-name="P2">$<text:span text:style-name="T7">14</text:span>-02</text:p>
          </table:table-cell>
          <table:table-cell table:style-name="t14.B4" office:value-type="string">
            <text:p text:style-name="P2">$<text:span text:style-name="T7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27">6290</text:p>
          </table:table-cell>
          <table:table-cell table:style-name="t14.B4" office:value-type="string">
            <text:p text:style-name="P2">$<text:span text:style-name="T7">14</text:span>-03</text:p>
          </table:table-cell>
          <table:table-cell table:style-name="t14.B4" office:value-type="string">
            <text:p text:style-name="P2">$<text:span text:style-name="T7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29"><text:span text:style-name="T7">568</text:span>00</text:p>
          </table:table-cell>
          <table:table-cell table:style-name="t14.B8" office:value-type="string">
            <text:p text:style-name="P2">$<text:span text:style-name="T7">14</text:span>-04</text:p>
          </table:table-cell>
          <table:table-cell table:style-name="t14.B8" office:value-type="string">
            <text:p text:style-name="P2">$<text:span text:style-name="T7">14</text:span>-14</text:p>
          </table:table-cell>
          <table:covered-table-cell/>
        </table:table-row>
      </table:table>
      <text:p text:style-name="Standard"/>
      <text:p text:style-name="Standard"/>
      <table:table table:name="t15" table:style-name="t15">
        <table:table-column table:style-name="t15.A" table:number-columns-repeated="3"/>
        <table:table-column table:style-name="t15.D"/>
        <text:soft-page-break/>
        <table:table-row>
          <table:table-cell table:style-name="t15.A1" table:number-columns-spanned="4" office:value-type="string">
            <text:p text:style-name="P14">Проверка основной относительной погрешности измерения мощности дозы с УД БОИ-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0">Мощность дозы в контрольной точке</text:p>
          </table:table-cell>
          <table:table-cell table:style-name="t15.B2" table:number-rows-spanned="2" office:value-type="string">
            <text:p text:style-name="P11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28"><text:span text:style-name="T1">2</text:span>0,0 мкЗв/ч</text:p>
          </table:table-cell>
          <table:table-cell table:style-name="t15.B4" office:value-type="string">
            <text:p text:style-name="P2">$<text:span text:style-name="T7">15</text:span>-00</text:p>
          </table:table-cell>
          <table:table-cell table:style-name="t15.B4" office:value-type="string">
            <text:p text:style-name="P2">$<text:span text:style-name="T7">15</text:span>-<text:span text:style-name="T7">10</text:span></text:p>
          </table:table-cell>
          <table:table-cell table:style-name="t15.D4" table:number-rows-spanned="5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5.A4" office:value-type="string">
            <text:p text:style-name="P28">70,0 мкЗв/ч</text:p>
          </table:table-cell>
          <table:table-cell table:style-name="t15.B4" office:value-type="string">
            <text:p text:style-name="P2">$<text:span text:style-name="T7">15</text:span>-0<text:span text:style-name="T7">1</text:span></text:p>
          </table:table-cell>
          <table:table-cell table:style-name="t15.B4" office:value-type="string">
            <text:p text:style-name="P2">$<text:span text:style-name="T7">15</text:span>-<text:span text:style-name="T7">11</text:span></text:p>
          </table:table-cell>
          <table:covered-table-cell/>
        </table:table-row>
        <table:table-row>
          <table:table-cell table:style-name="t15.A4" office:value-type="string">
            <text:p text:style-name="P28">0,<text:span text:style-name="T1">7</text:span> мЗв/ч</text:p>
          </table:table-cell>
          <table:table-cell table:style-name="t15.B4" office:value-type="string">
            <text:p text:style-name="P2">$<text:span text:style-name="T7">15</text:span>-0<text:span text:style-name="T7">2</text:span></text:p>
          </table:table-cell>
          <table:table-cell table:style-name="t15.B4" office:value-type="string">
            <text:p text:style-name="P2">$<text:span text:style-name="T7">15</text:span>-<text:span text:style-name="T7">12</text:span></text:p>
          </table:table-cell>
          <table:covered-table-cell/>
        </table:table-row>
        <table:table-row>
          <table:table-cell table:style-name="t15.A4" office:value-type="string">
            <text:p text:style-name="P28">7,0 мЗв/ч</text:p>
          </table:table-cell>
          <table:table-cell table:style-name="t15.B4" office:value-type="string">
            <text:p text:style-name="P2">$<text:span text:style-name="T7">15</text:span>-0<text:span text:style-name="T7">3</text:span></text:p>
          </table:table-cell>
          <table:table-cell table:style-name="t15.B4" office:value-type="string">
            <text:p text:style-name="P2">$<text:span text:style-name="T7">15</text:span>-<text:span text:style-name="T7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28"><text:span text:style-name="T1">70</text:span> мЗв/ч</text:p>
          </table:table-cell>
          <table:table-cell table:style-name="t15.B8" office:value-type="string">
            <text:p text:style-name="P2">$<text:span text:style-name="T7">15</text:span>-0<text:span text:style-name="T7">4</text:span></text:p>
          </table:table-cell>
          <table:table-cell table:style-name="t15.B8" office:value-type="string">
            <text:p text:style-name="P2">$<text:span text:style-name="T7">15</text:span>-<text:span text:style-name="T7">14</text:span></text:p>
          </table:table-cell>
          <table:covered-table-cell/>
        </table:table-row>
      </table:table>
      <text:p text:style-name="Standard"/>
      <text:p text:style-name="Standard"/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14">Проверка основной относительной погрешности измерения мощности дозы с УД БОИ-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19">Мощность дозы в контрольной точке</text:p>
          </table:table-cell>
          <table:table-cell table:style-name="t16.B2" table:number-rows-spanned="2" office:value-type="string">
            <text:p text:style-name="P11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28"><text:span text:style-name="T1">2</text:span>0,0 мкЗв/ч</text:p>
          </table:table-cell>
          <table:table-cell table:style-name="t16.B4" office:value-type="string">
            <text:p text:style-name="P2">$<text:span text:style-name="T7">16</text:span>-00</text:p>
          </table:table-cell>
          <table:table-cell table:style-name="t16.B4" office:value-type="string">
            <text:p text:style-name="P2">$<text:span text:style-name="T7">16</text:span>-10</text:p>
          </table:table-cell>
          <table:table-cell table:style-name="t16.D4" table:number-rows-spanned="5" office:value-type="string">
            <text:p text:style-name="P1"><text:span text:style-name="T4"></text:span><text:span text:style-name="T1"> 20</text:span></text:p>
          </table:table-cell>
        </table:table-row>
        <table:table-row>
          <table:table-cell table:style-name="t16.A4" office:value-type="string">
            <text:p text:style-name="P28">70,0 мкЗв/ч</text:p>
          </table:table-cell>
          <table:table-cell table:style-name="t16.B4" office:value-type="string">
            <text:p text:style-name="P2">$<text:span text:style-name="T7">16</text:span>-01</text:p>
          </table:table-cell>
          <table:table-cell table:style-name="t16.B4" office:value-type="string">
            <text:p text:style-name="P2">$<text:span text:style-name="T7">16</text:span>-11</text:p>
          </table:table-cell>
          <table:covered-table-cell/>
        </table:table-row>
        <table:table-row>
          <table:table-cell table:style-name="t16.A4" office:value-type="string">
            <text:p text:style-name="P28">0,<text:span text:style-name="T1">7</text:span> мЗв/ч</text:p>
          </table:table-cell>
          <table:table-cell table:style-name="t16.B4" office:value-type="string">
            <text:p text:style-name="P2">$<text:span text:style-name="T7">16</text:span>-02</text:p>
          </table:table-cell>
          <table:table-cell table:style-name="t16.B4" office:value-type="string">
            <text:p text:style-name="P2">$<text:span text:style-name="T7">16</text:span>-12</text:p>
          </table:table-cell>
          <table:covered-table-cell/>
        </table:table-row>
        <table:table-row>
          <table:table-cell table:style-name="t16.A4" office:value-type="string">
            <text:p text:style-name="P28">7,0 мЗв/ч</text:p>
          </table:table-cell>
          <table:table-cell table:style-name="t16.B4" office:value-type="string">
            <text:p text:style-name="P2">$<text:span text:style-name="T7">16</text:span>-03</text:p>
          </table:table-cell>
          <table:table-cell table:style-name="t16.B4" office:value-type="string">
            <text:p text:style-name="P2">$<text:span text:style-name="T7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28"><text:span text:style-name="T1">70</text:span> мЗв/ч</text:p>
          </table:table-cell>
          <table:table-cell table:style-name="t16.B8" office:value-type="string">
            <text:p text:style-name="P2">$<text:span text:style-name="T7">16</text:span>-04</text:p>
          </table:table-cell>
          <table:table-cell table:style-name="t16.B8" office:value-type="string">
            <text:p text:style-name="P2">$<text:span text:style-name="T7">16</text:span>-14</text:p>
          </table:table-cell>
          <table:covered-table-cell/>
        </table:table-row>
      </table:table>
      <text:p text:style-name="Standard"/>
      <table:table table:name="t17" table:style-name="t17">
        <table:table-column table:style-name="t17.A" table:number-columns-repeated="3"/>
        <table:table-column table:style-name="t17.D"/>
        <table:table-row>
          <table:table-cell table:style-name="t17.A1" table:number-columns-spanned="4" office:value-type="string">
            <text:p text:style-name="P14">Проверка основной относительной погрешности измерения мощности дозы с УД БОИ-4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19">Мощность дозы в контрольной точке</text:p>
          </table:table-cell>
          <table:table-cell table:style-name="t17.B2" table:number-rows-spanned="2" office:value-type="string">
            <text:p text:style-name="P11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28">70,0 мкЗв/ч</text:p>
          </table:table-cell>
          <table:table-cell table:style-name="t17.B4" office:value-type="string">
            <text:p text:style-name="P2">$<text:span text:style-name="T7">17</text:span>-00</text:p>
          </table:table-cell>
          <table:table-cell table:style-name="t17.B4" office:value-type="string">
            <text:p text:style-name="P2">$<text:span text:style-name="T7">17</text:span>-10</text:p>
          </table:table-cell>
          <table:table-cell table:style-name="t17.D4" table:number-rows-spanned="4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7.A4" office:value-type="string">
            <text:p text:style-name="P28">0,<text:span text:style-name="T1">7</text:span> мЗв/ч</text:p>
          </table:table-cell>
          <table:table-cell table:style-name="t17.B4" office:value-type="string">
            <text:p text:style-name="P2">$<text:span text:style-name="T7">17</text:span>-01</text:p>
          </table:table-cell>
          <table:table-cell table:style-name="t17.B4" office:value-type="string">
            <text:p text:style-name="P2">$<text:span text:style-name="T7">17</text:span>-11</text:p>
          </table:table-cell>
          <table:covered-table-cell/>
        </table:table-row>
        <table:table-row>
          <table:table-cell table:style-name="t17.A4" office:value-type="string">
            <text:p text:style-name="P28">7,0 мЗв/ч</text:p>
          </table:table-cell>
          <table:table-cell table:style-name="t17.B4" office:value-type="string">
            <text:p text:style-name="P2">$<text:span text:style-name="T7">17</text:span>-02</text:p>
          </table:table-cell>
          <table:table-cell table:style-name="t17.B4" office:value-type="string">
            <text:p text:style-name="P2">$<text:span text:style-name="T7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28"><text:span text:style-name="T1">70</text:span> мЗв/ч</text:p>
          </table:table-cell>
          <table:table-cell table:style-name="t17.B7" office:value-type="string">
            <text:p text:style-name="P2">$<text:span text:style-name="T7">17</text:span>-03</text:p>
          </table:table-cell>
          <table:table-cell table:style-name="t17.B7" office:value-type="string">
            <text:p text:style-name="P2">$<text:span text:style-name="T7">17</text:span>-13</text:p>
          </table:table-cell>
          <table:covered-table-cell/>
        </table:table-row>
      </table:table>
      <text:p text:style-name="Standard"/>
      <text:p text:style-name="Standard"><text:soft-page-break/></text:p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14">Проверка основной относительной погрешности измерения мощности дозы с блоком БДКР-01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19">Мощность дозы в контрольной точке</text:p>
          </table:table-cell>
          <table:table-cell table:style-name="t18.B2" table:number-rows-spanned="2" office:value-type="string">
            <text:p text:style-name="P11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28"><text:span text:style-name="T7">0,07</text:span> мкЗв/ч</text:p>
          </table:table-cell>
          <table:table-cell table:style-name="t18.B4" office:value-type="string">
            <text:p text:style-name="P2">$<text:span text:style-name="T7">18</text:span>-00</text:p>
          </table:table-cell>
          <table:table-cell table:style-name="t18.B4" office:value-type="string">
            <text:p text:style-name="P2">$<text:span text:style-name="T7">18</text:span>-10</text:p>
          </table:table-cell>
          <table:table-cell table:style-name="t18.D4" table:number-rows-spanned="4" office:value-type="string">
            <text:p text:style-name="P1"><text:span text:style-name="T18"></text:span> <text:span text:style-name="T1">20</text:span></text:p>
          </table:table-cell>
        </table:table-row>
        <table:table-row>
          <table:table-cell table:style-name="t18.A4" office:value-type="string">
            <text:p text:style-name="P28"><text:span text:style-name="T7">0,7</text:span> мкЗв/ч</text:p>
          </table:table-cell>
          <table:table-cell table:style-name="t18.B4" office:value-type="string">
            <text:p text:style-name="P2">$<text:span text:style-name="T7">18</text:span>-01</text:p>
          </table:table-cell>
          <table:table-cell table:style-name="t18.B4" office:value-type="string">
            <text:p text:style-name="P2">$<text:span text:style-name="T7">18</text:span>-11</text:p>
          </table:table-cell>
          <table:covered-table-cell/>
        </table:table-row>
        <table:table-row>
          <table:table-cell table:style-name="t18.A4" office:value-type="string">
            <text:p text:style-name="P28"><text:span text:style-name="T7">7</text:span> мкЗв/ч</text:p>
          </table:table-cell>
          <table:table-cell table:style-name="t18.B4" office:value-type="string">
            <text:p text:style-name="P2">$<text:span text:style-name="T7">18</text:span>-02</text:p>
          </table:table-cell>
          <table:table-cell table:style-name="t18.B4" office:value-type="string">
            <text:p text:style-name="P2">$<text:span text:style-name="T7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28"><text:span text:style-name="T7">70</text:span> мкЗв/ч</text:p>
          </table:table-cell>
          <table:table-cell table:style-name="t18.B7" office:value-type="string">
            <text:p text:style-name="P2">$<text:span text:style-name="T7">18</text:span>-03</text:p>
          </table:table-cell>
          <table:table-cell table:style-name="t18.B7" office:value-type="string">
            <text:p text:style-name="P2">$<text:span text:style-name="T7">18</text:span>-13</text:p>
          </table:table-cell>
          <table:covered-table-cell/>
        </table:table-row>
      </table:table>
      <text:p text:style-name="Standard"/>
      <text:p text:style-name="Standard"/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14">Проверка основной относительной погрешности измерения плотности потока альфа излучения БДПС-02 зав. №<text:span text:style-name="T8"> </text:span><text:span text:style-name="T2">17207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26">Плотность потока в контрольной точке <text:span text:style-name="T17"></text:span><text:span text:style-name="T12">0</text:span><text:span text:style-name="T13">i</text:span>,</text:p>
            <text:p text:style-name="P26"><text:s/>мин<text:span text:style-name="T9">-1</text:span>·см<text:span text:style-name="T9">-2</text:span></text:p>
          </table:table-cell>
          <table:table-cell table:style-name="t19.B2" table:number-rows-spanned="2" office:value-type="string">
            <text:p text:style-name="P26">Измерение <text:span text:style-name="T7">плотности потока</text:span> в контрольной точке, <text:span text:style-name="T10"></text:span><text:span text:style-name="T13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27">58,3</text:p>
          </table:table-cell>
          <table:table-cell table:style-name="t19.B4" office:value-type="string">
            <text:p text:style-name="P2">$<text:span text:style-name="T7">19</text:span>-00</text:p>
          </table:table-cell>
          <table:table-cell table:style-name="t19.B4" office:value-type="string">
            <text:p text:style-name="P2">$<text:span text:style-name="T7">19</text:span>-10</text:p>
          </table:table-cell>
          <table:table-cell table:style-name="t19.D4" table:number-rows-spanned="5" office:value-type="string">
            <text:p text:style-name="P17"/>
          </table:table-cell>
        </table:table-row>
        <table:table-row>
          <table:table-cell table:style-name="t19.A4" office:value-type="float" office:value="743">
            <text:p text:style-name="P27">743</text:p>
          </table:table-cell>
          <table:table-cell table:style-name="t19.B4" office:value-type="string">
            <text:p text:style-name="P2">$<text:span text:style-name="T7">19</text:span>-01</text:p>
          </table:table-cell>
          <table:table-cell table:style-name="t19.B4" office:value-type="string">
            <text:p text:style-name="P2">$<text:span text:style-name="T7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27">6300</text:p>
          </table:table-cell>
          <table:table-cell table:style-name="t19.B4" office:value-type="string">
            <text:p text:style-name="P2">$<text:span text:style-name="T7">19</text:span>-02</text:p>
          </table:table-cell>
          <table:table-cell table:style-name="t19.B4" office:value-type="string">
            <text:p text:style-name="P2">$<text:span text:style-name="T7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27">60100</text:p>
          </table:table-cell>
          <table:table-cell table:style-name="t19.B4" office:value-type="string">
            <text:p text:style-name="P2">$<text:span text:style-name="T7">19</text:span>-03</text:p>
          </table:table-cell>
          <table:table-cell table:style-name="t19.B4" office:value-type="string">
            <text:p text:style-name="P2">$<text:span text:style-name="T7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27">186000</text:p>
          </table:table-cell>
          <table:table-cell table:style-name="t19.B8" office:value-type="string">
            <text:p text:style-name="P2">$<text:span text:style-name="T7">19</text:span>-04</text:p>
          </table:table-cell>
          <table:table-cell table:style-name="t19.B8" office:value-type="string">
            <text:p text:style-name="P2">$<text:span text:style-name="T7">19</text:span>-14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18T01:46:42.77</dc:date>
    <meta:editing-duration>PT7H18M37S</meta:editing-duration>
    <meta:editing-cycles>54</meta:editing-cycles>
    <meta:generator>OpenOffice/4.1.6$Win32 OpenOffice.org_project/416m1$Build-9790</meta:generator>
    <dc:creator>Squorpikkor </dc:creator>
    <meta:document-statistic meta:table-count="20" meta:image-count="0" meta:object-count="0" meta:page-count="11" meta:paragraph-count="517" meta:word-count="1285" meta:character-count="7747"/>
  </office:meta>
</office:document-meta>
</file>